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Roboto" svg:font-family="Roboto,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color="#c9211e" fo:font-size="10pt" officeooo:rsid="0010ddd4" officeooo:paragraph-rsid="0010ddd4" style:font-size-asian="8.75pt" style:font-size-complex="10pt"/>
    </style:style>
    <style:style style:name="P2" style:family="paragraph" style:parent-style-name="Standard">
      <style:paragraph-properties fo:text-align="center" style:justify-single-word="false"/>
      <style:text-properties fo:color="#c9211e" fo:font-size="10pt" officeooo:rsid="0010ddd4" officeooo:paragraph-rsid="00153f69" style:font-size-asian="8.75pt" style:font-size-complex="10pt"/>
    </style:style>
    <style:style style:name="P3" style:family="paragraph" style:parent-style-name="Standard">
      <style:paragraph-properties fo:text-align="start" style:justify-single-word="false"/>
      <style:text-properties fo:color="#c9211e" fo:font-size="10pt" officeooo:rsid="0010ddd4" officeooo:paragraph-rsid="0010ddd4" style:font-size-asian="8.75pt" style:font-size-complex="10pt"/>
    </style:style>
    <style:style style:name="P4" style:family="paragraph" style:parent-style-name="Standard">
      <style:paragraph-properties fo:text-align="center" style:justify-single-word="false"/>
      <style:text-properties fo:color="#c9211e" fo:font-size="15pt" officeooo:rsid="0010ddd4" officeooo:paragraph-rsid="0010ddd4" style:font-size-asian="15pt" style:font-size-complex="15pt"/>
    </style:style>
    <style:style style:name="P5" style:family="paragraph" style:parent-style-name="Standard">
      <style:paragraph-properties fo:text-align="center" style:justify-single-word="false"/>
      <style:text-properties fo:color="#c9211e" fo:font-size="15pt" officeooo:rsid="0010ddd4" officeooo:paragraph-rsid="00153f69" style:font-size-asian="15pt" style:font-size-complex="15pt"/>
    </style:style>
    <style:style style:name="P6" style:family="paragraph" style:parent-style-name="Standard">
      <style:paragraph-properties fo:text-align="start" style:justify-single-word="false"/>
      <style:text-properties officeooo:paragraph-rsid="0010ddd4"/>
    </style:style>
    <style:style style:name="T1" style:family="text">
      <style:text-properties fo:color="#000000" fo:font-size="10pt" officeooo:rsid="0010ddd4" style:font-size-asian="8.75pt" style:font-size-complex="10pt"/>
    </style:style>
    <style:style style:name="T2" style:family="text">
      <style:text-properties fo:color="#000000" fo:font-size="10pt" officeooo:rsid="00126ca6" style:font-size-asian="8.75pt" style:font-size-complex="10pt"/>
    </style:style>
    <style:style style:name="T3" style:family="text">
      <style:text-properties fo:color="#000000" fo:font-size="10pt" officeooo:rsid="0013f091" style:font-size-asian="8.75pt" style:font-size-complex="10pt"/>
    </style:style>
    <style:style style:name="T4" style:family="text">
      <style:text-properties fo:color="#000000" fo:font-size="10pt" officeooo:rsid="00146a53" style:font-size-asian="8.75pt" style:font-size-complex="10pt"/>
    </style:style>
    <style:style style:name="T5" style:family="text">
      <style:text-properties fo:color="#000000" fo:font-size="10pt" officeooo:rsid="0014d762" style:font-size-asian="8.75pt" style:font-size-complex="10pt"/>
    </style:style>
    <style:style style:name="T6" style:family="text">
      <style:text-properties fo:color="#000000" fo:font-size="10pt" officeooo:rsid="00153a0a" style:font-size-asian="8.75pt" style:font-size-complex="10pt"/>
    </style:style>
    <style:style style:name="T7" style:family="text">
      <style:text-properties fo:color="#000000" fo:font-size="10pt" officeooo:rsid="00153f69" style:font-size-asian="8.75pt" style:font-size-complex="10pt"/>
    </style:style>
    <style:style style:name="T8" style:family="text">
      <style:text-properties fo:color="#000000" fo:font-size="10pt" officeooo:rsid="0015a2f9" style:font-size-asian="8.75pt" style:font-size-complex="10pt"/>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Groupe n°19</text:p>
      <text:p text:style-name="P4">SAE1 4 : Partie 4</text:p>
      <text:p text:style-name="P1"/>
      <text:p text:style-name="P1"/>
      <text:p text:style-name="P1"/>
      <text:p text:style-name="P1"/>
      <text:p text:style-name="P1"/>
      <text:p text:style-name="P3"/>
      <text:p text:style-name="P6"><text:span text:style-name="T1">Le fichier clients de Matski est une « base de données », une base de données est l’équivalent d’un dictionnaire, non pas rempli de mots ou </text:span><text:span text:style-name="T3">de</text:span><text:span text:style-name="T1"> noms, mais d’informations. Ici, Matski est une entreprise commerciale, sa base de données est </text:span><text:span text:style-name="T3">donc </text:span><text:span text:style-name="T1">remplie d’informations personnelles, au sujet de leurs clients. </text:span><text:span text:style-name="T3">Une information personnelle représente l’ensemble des informations permettant d’identifier une personne de manière directe ou indirecte</text:span><text:span text:style-name="T1">. </text:span><text:span text:style-name="T3">Typiquement, une information personnelle peut-être un nom ou une adresse, mais aussi un numéro de téléphone, une adresse e-mail ou encore une activité sur internet, sur les réseaux sociaux</text:span><text:span text:style-name="T1">. Ces informations personnelles sont recueillies auprès des clients même, qui acceptent de fournir leurs informations </text:span><text:span text:style-name="T2">lors de leur inscription, ou d’une commande. Cette base de données est au coeur <text:s/>de l’entreprise, puisqu’elle constitue l’</text:span><text:span text:style-name="T3">un des </text:span><text:span text:style-name="T2">élément</text:span><text:span text:style-name="T3">s</text:span><text:span text:style-name="T2"> principa</text:span><text:span text:style-name="T3">ux</text:span><text:span text:style-name="T2"> des revenus potentiels de l’entreprise. En effet, la base de données va permettre à l’entreprise de revendre, évidemment, les informations, mais aussi d’en exploiter son contenu. Matski va donc d’abord utiliser ses propres informations récoltées, pour elle-même. L’entreprise peut, dans ce but, envoyer des campagnes de publicités, ou simplement des mails promotionnels, de relance à des types de clients ciblés. Ces types de clients ciblés sont appelés des « personas ». Un persona représente une profil de client, par exemple ; un homme, entre 30 et 40 ans, qui travaille et part donc en vacances faire du ski et de la marche avec sa famille. Ceci est un exemple de persona. Plus les critères du persona sont précis et ciblés, plus la publicité </text:span><text:span text:style-name="T5">va</text:span><text:span text:style-name="T2"> </text:span><text:span text:style-name="T7">pouvoir</text:span><text:span text:style-name="T2"> fonctionner, mais moins il y a</text:span><text:span text:style-name="T7">ura</text:span><text:span text:style-name="T2"> de clients affectés, logiquement. Une fois que Matski a envoyé ses mails de relance et de promotions, l’entreprise va désormais vouloir vendre ses données. Les géants du commerce en ligne vont donc payer très cher les informations de Matski, obtenues gratuitement s</text:span><text:span text:style-name="T4">ur</text:span><text:span text:style-name="T2"> le bon vouloir des clients de l’entreprise. Cependant, le traitement des données personnelles des clients de Matski est encadré. Depuis le </text:span><text:span text:style-name="T3">25 mai 2018, une loi européenne </text:span><text:span text:style-name="T7">concernant tout ce qui entoure le traitement des données personnelles</text:span><text:span text:style-name="T3"> doit être respectée : c’est le RGPD (règlement général sur la protection des données). </text:span><text:span text:style-name="T6">Le RGPD stipule que toute entreprise souhaitant recueillir des informations à des fins commerciales doit, demander le consentement et présenter ses conditions d’utilisation. L’entreprise est également soumise à une réglementation sur le stockage de ses données : elle peut conserver les données en « bases actives » c’est à dire que que les données ne sont pas archivées, et sont accessibles à tout moment pour le personnel de traitement. L’entreprise peut aussi : effectuer un archivage intermédiaire des données en raison de leur intérêt pour l’entreprise ou, par obligation, la loi impose que les données soit tout de même accessibles de manière ponctuelle. Enfin, l’entreprise peut archiver de manière définitive ses données personnelles signifiant un processus de conservation définitif, permanent des données, souvent à cause de leur valeur administrative. </text:span><text:span text:style-name="T8">L’</text:span><text:span text:style-name="T7">entreprise Matski est donc encadrée pour la récolte d’informations personnelles, le stockage de ces données, mais aussi pour la diffusion de ces données. En effet, si la récolte d’informations est prohibée (sans le consentement), sa diffusion l’est également. L’entreprise Matski n’a pas le droit de diffuser des informations personnelles sans le consentement au préalable des concerné(e)s. </text:span><text:span text:style-name="T8">L’</text:span><text:span text:style-name="T7">entreprise a donc beaucoup de règles à respecter, mais elle souhaite tout de même se développer et continuer son commerce, c’est pourquoi elle devra innover, imaginer de nouveaux business modèles afin de conquérir une nouvelle clientèle, de séduire à nouveau son ancienne clientèle, afin de relancer une activité importante. Ces mesures permettant, </text:span><text:span text:style-name="T8">à terme</text:span><text:span text:style-name="T7">, d’obtenir encore plus d’informations personnelles sur leurs clients, de manière légale et efficace. </text:span></text:p>
      <text:p text:style-name="P6"><text:span text:style-name="T7"/></text:p>
      <text:p text:style-name="P6"><text:span text:style-name="T7"/></text:p>
      <text:p text:style-name="P6"><text:span text:style-name="T7"/></text:p>
      <text:p text:style-name="P6"><text:span text:style-name="T7"/></text:p>
      <text:p text:style-name="P6"><text:span text:style-name="T7"/></text:p>
      <text:p text:style-name="P6"><text:span text:style-name="T7"/></text:p>
      <text:p text:style-name="P6"><text:span text:style-name="T7"/></text:p>
      <text:p text:style-name="P6"><text:span text:style-name="T7"/></text:p>
      <text:p text:style-name="P6"><text:span text:style-name="T7"/></text:p>
      <text:p text:style-name="P6"><text:span text:style-name="T7"/></text:p>
      <text:p text:style-name="P6"><text:span text:style-name="T7"/></text:p>
      <text:p text:style-name="P6"><text:span text:style-name="T7"/></text:p>
      <text:p text:style-name="P6"><text:span text:style-name="T7"/></text:p>
      <text:p text:style-name="P6"><text:span text:style-name="T7"/></text:p>
      <text:p text:style-name="P6"><text:span text:style-name="T7"/></text:p>
      <text:p text:style-name="P6"><text:span text:style-name="T7"/></text:p>
      <text:p text:style-name="P5">Groupe n°19</text:p>
      <text:p text:style-name="P5">SAE1 4 : Partie 4</text:p>
      <text:p text:style-name="P2"><text:span text:style-name="T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Roboto" svg:font-family="Roboto,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1-06T17:07:06.539000000</meta:creation-date>
    <meta:generator>LibreOffice/6.2.8.2$Windows_X86_64 LibreOffice_project/f82ddfca21ebc1e222a662a32b25c0c9d20169ee</meta:generator>
    <dc:date>2022-01-06T20:02:56.254000000</dc:date>
    <meta:editing-duration>PT2M18S</meta:editing-duration>
    <meta:editing-cycles>2</meta:editing-cycles>
    <meta:document-statistic meta:table-count="0" meta:image-count="0" meta:object-count="0" meta:page-count="1" meta:paragraph-count="5" meta:word-count="622" meta:character-count="4058" meta:non-whitespace-character-count="3439"/>
  </office:meta>
</office:document-meta>
</file>